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ezeichnun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Versandkosten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Mechanik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Schrittmotor</text:p>
          </table:table-cell>
          <table:table-cell office:value-type="float" office:value="1" calcext:value-type="float">
            <text:p>1</text:p>
          </table:table-cell>
          <table:table-cell office:value-type="float" office:value="34.75" calcext:value-type="float">
            <text:p>34.75</text:p>
          </table:table-cell>
          <table:table-cell office:value-type="float" office:value="4" calcext:value-type="float">
            <text:p>4</text:p>
          </table:table-cell>
          <table:table-cell table:formula="of:=[.D3]*[.C3]+[.E3]"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string" calcext:value-type="string">
            <text:p>Einstellschrauben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D4]*[.C4]+[.E4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Mess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D5]*[.C5]+[.E5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Aluminiu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]*[.C6]+[.E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lasti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7]*[.C7]+[.E7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tah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]*[.C8]+[.E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t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9]*[.C9]+[.E9]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formula="of:=[.D10]*[.C10]+[.E1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1]*[.C11]+[.E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lektronik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iez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3]*[.C13]+[.E13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unnel OP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4]*[.C14]+[.E14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DA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5]*[.C15]+[.E15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6]*[.C16]+[.E16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formula="of:=[.D17]*[.C17]+[.E17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8]*[.C18]+[.E1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9]*[.C19]+[.E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B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20]*[.C20]+[.E20]"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table:formula="of:=[.D21]*[.C21]+[.E2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22]*[.C22]+[.E22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esamt</text:p>
          </table:table-cell>
          <table:table-cell table:formula="of:=SUM([.F13:.F22]) + SUM([.F3:.F11])" office:value-type="float" office:value="315.75" calcext:value-type="float">
            <text:p>315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 style:data-style-name="N2" text:time-value="19:58:39.805593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1:39:54.944873257</meta:creation-date>
    <dc:date>2019-07-27T20:03:06.991131035</dc:date>
    <meta:editing-duration>PT23M38S</meta:editing-duration>
    <meta:editing-cycles>3</meta:editing-cycles>
    <meta:generator>LibreOffice/6.2.5.2$Linux_X86_64 LibreOffice_project/20$Build-2</meta:generator>
    <meta:document-statistic meta:table-count="1" meta:cell-count="74" meta:object-count="0"/>
  </office:meta>
</office:document-meta>
</file>